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者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气風</text:p>
          </table:table-cell>
          <table:table-cell table:style-name="Default" office:value-type="string" calcext:value-type="string">
            <text:p>子了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凵臼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周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尹彐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19:26:59.459895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19:39:32.397372085</dc:date>
    <meta:editing-duration>P13DT7H6M10S</meta:editing-duration>
    <meta:editing-cycles>2811</meta:editing-cycles>
    <meta:generator>LibreOffice/24.2.7.2$Linux_X86_64 LibreOffice_project/420$Build-2</meta:generator>
    <meta:document-statistic meta:table-count="1" meta:cell-count="446" meta:object-count="0"/>
  </office:meta>
</office:document-meta>
</file>